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.5pt" style:font-size-asian="10.5pt" style:font-size-complex="10.5pt"/>
    </style:style>
    <style:style style:name="T4" style:family="text">
      <style:text-properties style:font-name="Courier New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5" style:family="text">
      <style:text-properties style:font-name="Courier New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0.5pt" style:font-size-asian="10.5pt" style:font-size-complex="10.5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0.5pt" style:font-size-asian="10.5pt" style:font-size-complex="10.5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Courier New"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zęść 1 – komunikacja sieciowa (socket)</text:p>
      <text:p text:style-name="Standard"/>
      <text:p text:style-name="P1">zad. 1 – Prosty serwer</text:p>
      <text:p text:style-name="P1"/>
      <text:list xml:id="list5296880001629894253" text:style-name="L2">
        <text:list-item>
          <text:p text:style-name="P5">Utwórz obiekt klasy <text:span text:style-name="T3">socket</text:span> (z modułu <text:span text:style-name="T3">socket</text:span>). W konstruktorze podaj następujące argumenty: <text:s/><text:span text:style-name="T3">socket.AF_INET, socket.SOCK_STREAM</text:span>. Pierwszy z nich wskazuje, że będziemy korzystać z protokołu IP w wersji 4. Drugi określa typ gniazda jako gniazdo strumieniowe (wykorzystywane przez TCP).</text:p>
        </text:list-item>
        <text:list-item>
          <text:p text:style-name="P7"><text:span text:style-name="T1">Wywołaj na utworzonym sockecie metodę </text:span><text:span text:style-name="T5">bind((</text:span><text:span text:style-name="T4">ip, port</text:span><text:span text:style-name="T5">))</text:span><text:span text:style-name="T8">. Dowiąże ona nasz socket do konkretnego adresu IP i portu urządzenia. W miejsce </text:span><text:span text:style-name="T4">ip</text:span><text:span text:style-name="T8"> wstaw adres loopback (127.0.0.1) jeśli chcesz testować działanie programu tylko w obrębie tego urządzenia lub <text:s/>adres interfejsu siecowego, jeśli chesz przetestować połączenie z innym urządzeniem (adres wpisz jako </text:span><text:span text:style-name="T7">string</text:span><text:span text:style-name="T8">). Jako </text:span><text:span text:style-name="T4">port</text:span><text:span text:style-name="T8"> możesz podać dowolną liczbę z zakresu </text:span><text:span text:style-name="T5">1024-</text:span><text:span text:style-name="T3">65535</text:span><text:span text:style-name="T6">. (</text:span><text:span text:style-name="T3">bind() </text:span><text:span text:style-name="T6">jako argument przyjmuje krotkę!)</text:span></text:p>
        </text:list-item>
        <text:list-item>
          <text:p text:style-name="P7"><text:span text:style-name="T6">Wywołaj na sockecie metodę </text:span><text:span text:style-name="T3">listen()</text:span><text:span text:style-name="T9">. Jako argument przyjmuje ona maksymalną dopuszczalną ilość niezaakceptowanych połączeń zanim system zacznie odrzucać kolejne. Będziemy chcieli obsługiwać tylko jednego klienta, więc możemy wpisać </text:span><text:span text:style-name="T3">1</text:span><text:span text:style-name="T9">.</text:span></text:p>
        </text:list-item>
        <text:list-item>
          <text:p text:style-name="P7"><text:span text:style-name="T9">try except accept send recv</text:span></text:p>
        </text:list-item>
      </text:list>
      <text:p text:style-name="Standard"/>
      <text:p text:style-name="P1">zad. 2 – Prosty klient</text:p>
      <text:p text:style-name="P1"/>
      <text:list xml:id="list5068934683934714400" text:style-name="L3">
        <text:list-item>
          <text:p text:style-name="P6"><text:span text:style-name="T6">Utwórz obiekt klasy </text:span><text:span text:style-name="T3">socket </text:span><text:span text:style-name="T9">(analogicznie do zad. 1.1).</text:span></text:p>
        </text:list-item>
        <text:list-item>
          <text:p text:style-name="P6">Wywołaj na utworzonym sockecie metodę <text:span text:style-name="T3">connect((ip, port))</text:span><text:span text:style-name="T6">. Posłuży ona do nawiązania połączenia z serwerem o podanym adresie IP na podanym porcie. Wpisz adres i port, który przypisałeś do serwera w zad. 1.</text:span></text:p>
        </text:list-item>
      </text:list>
      <text:p text:style-name="P1"/>
      <text:p text:style-name="P1">zad. 3 – Testowanie komunikacji</text:p>
      <text:p text:style-name="P1"/>
      <text:p text:style-name="P2">Część 2 – tworzenie interfejsu tekstowego (npyscreen)</text:p>
      <text:p text:style-name="P3"/>
      <text:p text:style-name="P4">zad. 4 – Tworzenie klasy formularza</text:p>
      <text:p text:style-name="P4"/>
      <text:p text:style-name="P4">zad. 5 – Tworzenie klasy aplikacji</text:p>
      <text:p text:style-name="P4"/>
      <text:p text:style-name="P2">Część 3 – połączenie programów (klient sieciowy z TU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9M8S</meta:editing-duration>
    <meta:editing-cycles>7</meta:editing-cycles>
    <meta:generator>OpenOffice/4.1.3$Win32 OpenOffice.org_project/413m1$Build-9783</meta:generator>
    <dc:date>2019-06-03T03:18:16.25</dc:date>
    <meta:document-statistic meta:table-count="0" meta:image-count="0" meta:object-count="0" meta:page-count="1" meta:paragraph-count="14" meta:word-count="229" meta:character-count="1561"/>
    <meta:user-defined meta:name="Info 1"/>
    <meta:user-defined meta:name="Info 2"/>
    <meta:user-defined meta:name="Info 3"/>
    <meta:user-defined meta:name="Info 4"/>
  </office:meta>
</office:document-meta>
</file>